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ize of (0, 10000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 method (entire dataset)</text:p>
          </table:table-cell>
          <table:table-cell table:number-columns-repeated="2"/>
          <table:table-cell office:value-type="string" calcext:value-type="string">
            <text:p>New method (upper diagonal only)</text:p>
          </table:table-cell>
          <table:table-cell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76" calcext:value-type="float">
            <text:p>51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91" calcext:value-type="float">
            <text:p>29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.87" calcext:value-type="float">
            <text:p>36.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8" calcext:value-type="float">
            <text:p>27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94" calcext:value-type="float">
            <text:p>22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28" calcext:value-type="float">
            <text:p>17.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4" calcext:value-type="float">
            <text:p>14.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06" calcext:value-type="float">
            <text:p>8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9:26:46.955554639</meta:creation-date>
    <dc:date>2019-10-20T22:19:48.462487584</dc:date>
    <meta:editing-duration>PT2H42M51S</meta:editing-duration>
    <meta:editing-cycles>1</meta:editing-cycles>
    <meta:document-statistic meta:table-count="1" meta:cell-count="39" meta:object-count="0"/>
    <meta:generator>LibreOffice/5.3.6.1$Linux_X86_64 LibreOffice_project/30$Build-1</meta:generator>
  </office:meta>
</office:document-meta>
</file>